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ZMP_REF</text:p>
          </table:table-cell>
        </table:table-row>
        <table:table-row table:style-name="ro1">
          <table:table-cell office:value-type="float" office:value="0.00002947052940726" calcext:value-type="float">
            <text:p>2.947052940726E-0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0002370929345489" calcext:value-type="float">
            <text:p>2.370929345489E-0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0005013037472963" calcext:value-type="float">
            <text:p>5.013037472963E-00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00006916712969542" calcext:value-type="float">
            <text:p>6.916712969542E-00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0007942631840706" calcext:value-type="float">
            <text:p>7.942631840706E-00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1" office:value-type="float" office:value="0.00010397300124168" calcext:value-type="float">
            <text:p>0.00010397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00012250155210495" calcext:value-type="float">
            <text:p>0.0001225016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00014438778162003" calcext:value-type="float">
            <text:p>0.000144387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00016213223338127" calcext:value-type="float">
            <text:p>0.0001621322</text:p>
          </table:table-cell>
          <table:table-cell office:value-type="float" office:value="0.09" calcext:value-type="float">
            <text:p>0.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8:57:50.931944263</meta:creation-date>
    <dc:date>2017-09-27T19:00:13.023695690</dc:date>
    <meta:editing-duration>PT2M22S</meta:editing-duration>
    <meta:editing-cycles>1</meta:editing-cycles>
    <meta:document-statistic meta:table-count="1" meta:cell-count="20" meta:object-count="0"/>
    <meta:generator>LibreOffice/4.4.6.3$Linux_X86_64 LibreOffice_project/40m0$Build-3</meta:generator>
  </office:meta>
</office:document-meta>
</file>